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Nimbus Mono PS" fo:font-size="11pt" fo:font-weight="normal" style:font-size-asian="11pt" style:font-weight-asian="normal" style:font-size-complex="11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Source Code Pro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weight="bold" style:font-weight-asian="bold" style:font-weight-complex="bold"/>
    </style:style>
    <style:style style:name="T6" style:family="text">
      <style:text-properties fo:color="#c5000b"/>
    </style:style>
    <style:style style:name="T7" style:family="text">
      <style:text-properties fo:color="#336699"/>
    </style:style>
    <style:style style:name="T8" style:family="text">
      <style:text-properties fo:color="#336699" style:text-underline-style="none"/>
    </style:style>
    <style:style style:name="T9" style:family="text">
      <style:text-properties fo:color="#336699" style:text-underline-style="none" fo:font-weight="normal" style:font-weight-asian="normal" style:font-weight-complex="normal"/>
    </style:style>
    <style:style style:name="T10" style:family="text">
      <style:text-properties fo:color="#ff950e"/>
    </style:style>
    <style:style style:name="T11" style:family="text">
      <style:text-properties fo:color="#ff950e" style:text-underline-style="none"/>
    </style:style>
    <style:style style:name="T12" style:family="text">
      <style:text-properties fo:color="#ff950e" style:text-underline-style="none" fo:font-weight="normal" style:font-weight-asian="normal" style:font-weight-complex="normal"/>
    </style:style>
    <style:style style:name="T13" style:family="text">
      <style:text-properties fo:color="#669933"/>
    </style:style>
    <style:style style:name="T14" style:family="text">
      <style:text-properties fo:color="#669933" fo:font-weight="normal" style:font-weight-asian="normal" style:font-weight-complex="normal"/>
    </style:style>
    <style:style style:name="T15" style:family="text">
      <style:text-properties fo:color="#669933" style:text-underline-style="none" fo:font-weight="normal" style:font-weight-asian="normal" style:font-weight-complex="normal"/>
    </style:style>
    <style:style style:name="T16" style:family="text">
      <style:text-properties fo:color="#cc3300"/>
    </style:style>
    <style:style style:name="T17" style:family="text">
      <style:text-properties fo:color="#cc3300" style:text-underline-style="none"/>
    </style:style>
    <style:style style:name="T18" style:family="text">
      <style:text-properties fo:color="#cc3300" style:text-underline-style="none" fo:font-weight="bold" style:font-weight-asian="bold" style:font-weight-complex="bold"/>
    </style:style>
    <style:style style:name="T19" style:family="text">
      <style:text-properties style:text-position="0% 100%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Bisquit Programming Language</text:p>
      <text:p text:style-name="P4"/>
      <text:p text:style-name="P3">A Bisquit program is essentially a list of simple instructions, each terminated by a line break. Each sentence is made of a simple combination of the languages four core atoms:</text:p>
      <text:p text:style-name="P5"/>
      <text:p text:style-name="P5"><text:span text:style-name="T16">Keywords</text:span> <text:tab/><text:tab/><text:tab/><text:span text:style-name="T1">are function names. Some, like </text:span>PRINT <text:span text:style-name="T1">or </text:span>ADD</text:p>
      <text:p text:style-name="P5"><text:tab/><text:tab/><text:tab/><text:tab/><text:span text:style-name="T1">expect to be supplied with arguments.</text:span></text:p>
      <text:p text:style-name="P5"/>
      <text:p text:style-name="P5"><text:span text:style-name="T10">Decimal Literals<text:tab/></text:span><text:tab/><text:span text:style-name="T1">represent floating point values.</text:span></text:p>
      <text:p text:style-name="P3"/>
      <text:p text:style-name="P5"><text:span text:style-name="T13">String Literals</text:span><text:tab/><text:tab/><text:span text:style-name="T1">represent values of type string.</text:span></text:p>
      <text:p text:style-name="P3"/>
      <text:p text:style-name="P5"><text:span text:style-name="T7">Identifiers</text:span><text:tab/><text:tab/><text:span text:style-name="T1">refer to variables.</text:span></text:p>
      <text:p text:style-name="P5"/>
      <text:p text:style-name="P5"/>
      <text:p text:style-name="P3">Instructions always start with one keyword, followed by arguments in the form of literals or variable identifiers, if so required by the keyword.</text:p>
      <text:p text:style-name="P3">A small example program:</text:p>
      <text:p text:style-name="P2"/>
      <text:p text:style-name="P5"><text:span text:style-name="T1"><text:tab/></text:span><text:span text:style-name="T16">PRINT</text:span><text:span text:style-name="T6"><text:tab/></text:span><text:span text:style-name="T1"><text:tab/></text:span><text:span text:style-name="T14">“Hello world!”</text:span></text:p>
      <text:p text:style-name="P3"><text:tab/><text:span text:style-name="T18">ASSIGN</text:span><text:span text:style-name="T2"><text:tab/></text:span><text:span text:style-name="T11">12</text:span><text:span text:style-name="T2"><text:tab/><text:tab/></text:span><text:span text:style-name="T8">my_number</text:span></text:p>
      <text:p text:style-name="P5"><text:span text:style-name="T3"><text:tab/></text:span><text:span text:style-name="T17">ADD</text:span><text:span text:style-name="T3"><text:tab/></text:span><text:span text:style-name="T2"><text:tab/></text:span><text:span text:style-name="T12">5</text:span><text:span text:style-name="T3"><text:tab/><text:tab/></text:span><text:span text:style-name="T9">my_number<text:tab/><text:tab/>my_number</text:span></text:p>
      <text:p text:style-name="P5"><text:span text:style-name="T9"><text:tab/></text:span><text:span text:style-name="T17">PRINT</text:span><text:span text:style-name="T9"><text:tab/><text:tab/></text:span><text:span text:style-name="T15">“This should be 15: ”<text:tab/><text:tab/></text:span><text:span text:style-name="T9">my_number</text:span></text:p>
      <text:p text:style-name="P5"><text:span text:style-name="T9"><text:tab/></text:span><text:span text:style-name="T17">EXIT</text:span></text:p>
      <text:p text:style-name="P1"/>
      <text:p text:style-name="P1"/>
      <text:p text:style-name="P2"><text:span text:style-name="T4">All </text:span><text:span text:style-name="T5">variables </text:span><text:span text:style-name="T4">are duck typed, (either string or float) and referred to through identifiers. They do not need to be explicitly declared. A variable is automatically declared once a value is assigned to it, by whichever keyword. Trying to read from a variable which hasn't previously been assigned to, however, will result in an error.</text:span></text:p>
      <text:p text:style-name="P3"/>
      <text:p text:style-name="P3"/>
      <text:p text:style-name="P3">The language has the following built-in <text:span text:style-name="T19">keywords</text:span>:</text:p>
      <text:p text:style-name="P3"/>
      <text:p text:style-name="P3">PRINT<text:tab/><text:tab/>&lt;any&gt;<text:tab/><text:tab/>...</text:p>
      <text:p text:style-name="P3">Prints the supplied list of arguments, including a line break at </text:p>
      <text:p text:style-name="P3">the end.</text:p>
      <text:p text:style-name="P3"/>
      <text:p text:style-name="P3">ASSIGN<text:tab/>&lt;any&gt;<text:tab/><text:tab/>&lt;identifier&gt;</text:p>
      <text:p text:style-name="P3">Copies the value of the first operand to the variable specified in the second argument.</text:p>
      <text:p text:style-name="P3"/>
      <text:p text:style-name="P3">ADD<text:tab/><text:tab/>&lt;number&gt; <text:tab/>&lt;number&gt;<text:tab/>&lt;identifier&gt;</text:p>
      <text:p text:style-name="P3">The values of the first two arguments are added and the result is assigned to the variable in argument three.</text:p>
      <text:p text:style-name="P3"/>
      <text:p text:style-name="P3">SUB<text:tab/><text:tab/>&lt;number&gt;<text:tab/>&lt;number&gt;<text:tab/>&lt;identifier&gt;</text:p>
      <text:p text:style-name="P3"><text:soft-page-break/>The first argument is subtracted by the second and the difference gets assigned to the variable in argument three.</text:p>
      <text:p text:style-name="P3"/>
      <text:p text:style-name="P3">MUL<text:tab/><text:tab/>&lt;number&gt;<text:tab/>&lt;number&gt;<text:tab/>&lt;identifier&gt;</text:p>
      <text:p text:style-name="P3">The values of the first two arguments are multiplied and the result is assigned to the variable in argument three.</text:p>
      <text:p text:style-name="P3"/>
      <text:p text:style-name="P3">DIV<text:tab/><text:tab/>&lt;number&gt;<text:tab/>&lt;number&gt;<text:tab/>&lt;identifier&gt;</text:p>
      <text:p text:style-name="P3">The first argument is divided by the second and the result gets assigned to the variable in argument three.</text:p>
      <text:p text:style-name="P3"/>
      <text:p text:style-name="P3">EXIT</text:p>
      <text:p text:style-name="P3">Exits the program. Always expected at the end of a program.</text:p>
      <text:p text:style-name="P3"/>
      <text:p text:style-name="P3">GOTO<text:tab/><text:tab/>&lt;number&gt;<text:tab/>&lt;number&gt;</text:p>
      <text:p text:style-name="P3">Jumps to the instruction at the index specified by the first argument if the second argument is greater than zero.</text:p>
      <text:p text:style-name="P3"/>
      <text:p text:style-name="P3">JUMP<text:tab/><text:tab/>&lt;number&gt;<text:tab/>&lt;number&gt;</text:p>
      <text:p text:style-name="P3">Skips n instructions as specified in the first argument, if the second argument is greater than zero. Negative values to argument one means jumping backwards.</text:p>
      <text:p text:style-name="P3"/>
      <text:p text:style-name="P3">STRIN<text:tab/><text:tab/>&lt;string&gt;<text:tab/>&lt;identifier&gt;</text:p>
      <text:p text:style-name="P3">Print the supplied prompt string, then takes in a string from the terminal and assigns it to the specified variable.</text:p>
      <text:p text:style-name="P3"/>
      <text:p text:style-name="P3">NUMIN<text:tab/><text:tab/>&lt;string&gt;<text:tab/>&lt;identifier&gt;</text:p>
      <text:p text:style-name="P3">Print the supplied prompt string, then takes in a number from the terminal and assigns it to the specified variable.</text:p>
      <text:p text:style-name="P3"/>
      <text:p text:style-name="P3">RAND<text:tab/><text:tab/>&lt;number&gt;<text:tab/>&lt;identifier&gt;</text:p>
      <text:p text:style-name="P3">Generates an integral number in the range<draw:frame draw:style-name="fr1" draw:name="Object1" text:anchor-type="as-char" svg:y="-0.152in" svg:width="0.7307in" svg:height="0.2126in" draw:z-index="0"><draw:object xlink:href="./Object 1" xlink:type="simple" xlink:show="embed" xlink:actuate="onLoad"/><draw:image xlink:href="./ObjectReplacements/Object 1" xlink:type="simple" xlink:show="embed" xlink:actuate="onLoad"/></draw:frame>and assigns it to the specified variable.</text:p>
      <text:p text:style-name="P3"/>
      <text:p text:style-name="P3">EQUAL<text:tab/><text:tab/>&lt;number&gt;<text:tab/>&lt;number&gt;<text:tab/>&lt;identifier&gt;</text:p>
      <text:p text:style-name="P3">Assigns 1 to the third argument, if the first two arguments are equal. Else assigns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7T19:46:06</dc:date>
    <meta:generator>OpenOffice/4.1.11$Unix OpenOffice.org_project/4111m1$Build-9808</meta:generator>
    <meta:editing-duration>PT2H40M32S</meta:editing-duration>
    <meta:editing-cycles>592</meta:editing-cycles>
    <meta:document-statistic meta:table-count="0" meta:image-count="0" meta:object-count="1" meta:page-count="2" meta:paragraph-count="43" meta:word-count="447" meta:character-count="2793"/>
  </office:meta>
</office:document-meta>
</file>

<file path=Object 1/content.xml><?xml version="1.0" encoding="utf-8"?>
<math xmlns="http://www.w3.org/1998/Math/MathML">
  <semantics>
    <mrow>
      <mo stretchy="false">[</mo>
      <mn>0,</mn>
      <mi/>
      <msub>
        <mi mathvariant="italic">arg</mi>
        <mrow>
          <mn>1</mn>
        </mrow>
      </msub>
      <mo stretchy="false">)</mo>
    </mrow>
    <annotation encoding="StarMath 5.0">\[0, ~arg_{1}\)</annotation>
  </semantics>
</math>
</file>